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cell-protect="none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cell-protect="non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start" fo:margin-lef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start" fo:margin-left="0cm"/>
    </style:style>
    <style:style style:name="ce8" style:family="table-cell" style:parent-style-name="Default" style:data-style-name="N3">
      <style:table-cell-properties fo:border="thin solid #000000" style:vertical-align="middle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0" style:family="table-cell" style:parent-style-name="Default" style:data-style-name="N2">
      <style:table-cell-properties fo:border="thin solid #000000" style:vertical-align="middle" fo:background-color="#FFFFFF" style:cell-protect="none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start" fo:margin-left="0cm"/>
    </style:style>
    <style:style style:name="ce12" style:family="table-cell" style:parent-style-name="Default" style:data-style-name="N37">
      <style:table-cell-properties fo:border="thin solid #000000" style:vertical-align="middle" style:repeat-content="false"/>
      <style:paragraph-properties fo:text-align="start" fo:margin-left="0cm"/>
    </style:style>
    <style:style style:name="ce13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start" fo:margin-left="0cm"/>
    </style:style>
    <style:style style:name="ce14" style:family="table-cell" style:parent-style-name="Default" style:data-style-name="N37">
      <style:table-cell-properties style:vertical-align="middle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start" fo:margin-left="0cm"/>
    </style:style>
    <style:style style:name="co1" style:family="table-column">
      <style:table-column-properties fo:break-before="auto" style:column-width="3.00566666666667cm"/>
    </style:style>
    <style:style style:name="co2" style:family="table-column">
      <style:table-column-properties fo:break-before="auto" style:column-width="2.51883333333333cm"/>
    </style:style>
    <style:style style:name="co3" style:family="table-column">
      <style:table-column-properties fo:break-before="auto" style:column-width="6.07483333333333cm"/>
    </style:style>
    <style:style style:name="co4" style:family="table-column">
      <style:table-column-properties fo:break-before="auto" style:column-width="6.731cm"/>
    </style:style>
    <style:style style:name="co5" style:family="table-column">
      <style:table-column-properties fo:break-before="auto" style:column-width="4.40266666666667cm"/>
    </style:style>
    <style:style style:name="co6" style:family="table-column">
      <style:table-column-properties fo:break-before="auto" style:column-width="2.87866666666667cm"/>
    </style:style>
    <style:style style:name="co7" style:family="table-column">
      <style:table-column-properties fo:break-before="auto" style:column-width="2.05316666666667cm"/>
    </style:style>
    <style:style style:name="co8" style:family="table-column">
      <style:table-column-properties fo:break-before="auto" style:column-width="2.89983333333333cm"/>
    </style:style>
    <style:style style:name="co9" style:family="table-column">
      <style:table-column-properties fo:break-before="auto" style:column-width="3.048cm"/>
    </style:style>
    <style:style style:name="co10" style:family="table-column">
      <style:table-column-properties fo:break-before="auto" style:column-width="2.4765cm"/>
    </style:style>
    <style:style style:name="co11" style:family="table-column">
      <style:table-column-properties fo:break-before="auto" style:column-width="2.30716666666667cm"/>
    </style:style>
    <style:style style:name="co12" style:family="table-column">
      <style:table-column-properties fo:break-before="auto" style:column-width="2.20133333333333cm"/>
    </style:style>
    <style:style style:name="co13" style:family="table-column">
      <style:table-column-properties fo:break-before="auto" style:column-width="2.032cm"/>
    </style:style>
    <style:style style:name="co14" style:family="table-column">
      <style:table-column-properties fo:break-before="auto" style:column-width="2.13783333333333cm"/>
    </style:style>
    <style:style style:name="co15" style:family="table-column">
      <style:table-column-properties fo:break-before="auto" style:column-width="2.45533333333333cm"/>
    </style:style>
    <style:style style:name="co16" style:family="table-column">
      <style:table-column-properties fo:break-before="auto" style:column-width="2.159cm"/>
    </style:style>
    <style:style style:name="co17" style:family="table-column">
      <style:table-column-properties fo:break-before="auto" style:column-width="2.11666666666667cm"/>
    </style:style>
    <style:style style:name="co18" style:family="table-column">
      <style:table-column-properties fo:break-before="auto" style:column-width="2.18016666666667cm"/>
    </style:style>
    <style:style style:name="co19" style:family="table-column">
      <style:table-column-properties fo:break-before="auto" style:column-width="2.32833333333333cm"/>
    </style:style>
    <style:style style:name="co20" style:family="table-column">
      <style:table-column-properties fo:break-before="auto" style:column-width="2.413cm"/>
    </style:style>
    <style:style style:name="co21" style:family="table-column">
      <style:table-column-properties fo:break-before="auto" style:column-width="2.3495cm"/>
    </style:style>
    <style:style style:name="co22" style:family="table-column">
      <style:table-column-properties fo:break-before="auto" style:column-width="2.68816666666667cm"/>
    </style:style>
    <style:style style:name="co23" style:family="table-column">
      <style:table-column-properties fo:break-before="auto" style:column-width="2.37066666666667cm"/>
    </style:style>
    <style:style style:name="co24" style:family="table-column">
      <style:table-column-properties fo:break-before="auto" style:column-width="3.25966666666667cm"/>
    </style:style>
    <style:style style:name="co25" style:family="table-column">
      <style:table-column-properties fo:break-before="auto" style:column-width="2.9845cm"/>
    </style:style>
    <style:style style:name="co26" style:family="table-column">
      <style:table-column-properties fo:break-before="auto" style:column-width="2.39183333333333cm"/>
    </style:style>
    <style:style style:name="co27" style:family="table-column">
      <style:table-column-properties fo:break-before="auto" style:column-width="2.794cm"/>
    </style:style>
    <style:style style:name="co28" style:family="table-column">
      <style:table-column-properties fo:break-before="auto" style:column-width="3.1115cm"/>
    </style:style>
    <style:style style:name="co29" style:family="table-column">
      <style:table-column-properties fo:break-before="auto" style:column-width="3.19616666666667cm"/>
    </style:style>
    <style:style style:name="co30" style:family="table-column">
      <style:table-column-properties fo:break-before="auto" style:column-width="3.40783333333333cm"/>
    </style:style>
    <style:style style:name="co31" style:family="table-column">
      <style:table-column-properties fo:break-before="auto" style:column-width="2.96333333333333cm"/>
    </style:style>
    <style:style style:name="co32" style:family="table-column">
      <style:table-column-properties fo:break-before="auto" style:column-width="3.4925cm"/>
    </style:style>
    <style:style style:name="co33" style:family="table-column">
      <style:table-column-properties fo:break-before="auto" style:column-width="5.29166666666667cm"/>
    </style:style>
    <style:style style:name="co34" style:family="table-column">
      <style:table-column-properties fo:break-before="auto" style:column-width="1.69333333333333cm"/>
    </style:style>
    <style:style style:name="ro1" style:family="table-row">
      <style:table-row-properties style:row-height="72.6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start" fo:margin-left="0cm"/>
      <style:map style:condition="of:is-true-formula(AND(NOT(ISBLANK([.C2]));ISBLANK([.E2])))" style:apply-style-name="cf1" style:base-cell-address="October_2022_MOD_Workforce_Info.E2"/>
    </style:style>
    <style:style style:name="ce1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start" fo:margin-left="0cm"/>
      <style:map style:condition="of:is-true-formula(AND(NOT(ISBLANK([.G2]));ISBLANK([.F2])))" style:apply-style-name="cf1" style:base-cell-address="October_2022_MOD_Workforce_Info.F2"/>
    </style:style>
    <style:style style:name="ce1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start" fo:margin-left="0cm"/>
      <style:map style:condition="of:is-true-formula(AND(NOT(ISBLANK([.F2]));ISBLANK([.G2])))" style:apply-style-name="cf1" style:base-cell-address="October_2022_MOD_Workforce_Info.G2"/>
    </style:style>
    <style:style style:name="ce1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start" fo:margin-left="0cm"/>
      <style:map style:condition="of:is-true-formula(AND(NOT(ISBLANK([.K2]));ISBLANK([.J2])))" style:apply-style-name="cf1" style:base-cell-address="October_2022_MOD_Workforce_Info.J2"/>
    </style:style>
    <style:style style:name="ce2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start" fo:margin-left="0cm"/>
      <style:map style:condition="of:is-true-formula(AND(NOT(ISBLANK([.J2]));ISBLANK([.K2])))" style:apply-style-name="cf1" style:base-cell-address="October_2022_MOD_Workforce_Info.K2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start" fo:margin-left="0cm"/>
      <style:map style:condition="of:is-true-formula(AND(NOT(ISBLANK([.U2]));ISBLANK([.T2])))" style:apply-style-name="cf1" style:base-cell-address="October_2022_MOD_Workforce_Info.T2"/>
    </style:style>
    <style:style style:name="ce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start" fo:margin-left="0cm"/>
      <style:map style:condition="of:is-true-formula(AND(NOT(ISBLANK([.T2]));ISBLANK([.U2])))" style:apply-style-name="cf1" style:base-cell-address="October_2022_MOD_Workforce_Info.U2"/>
    </style:style>
    <style:style style:name="ce2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start" fo:margin-left="0cm"/>
      <style:map style:condition="of:is-true-formula(AND(NOT(ISBLANK([.W2]));ISBLANK([.Y2])))" style:apply-style-name="cf1" style:base-cell-address="October_2022_MOD_Workforce_Info.Y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October_2022_MOD_Workforce_Info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October_2022_MOD_Workforce_Info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9.99999999999999E+28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October_2022_MOD_Workforce_In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8" table:default-cell-style-name="ce1"/>
        <table:table-column table:style-name="co1" table:default-cell-style-name="ce1"/>
        <table:table-column table:style-name="co19" table:default-cell-style-name="ce1"/>
        <table:table-column table:style-name="co20" table:default-cell-style-name="ce1"/>
        <table:table-column table:style-name="co11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1" table:default-cell-style-name="ce1"/>
        <table:table-column table:style-name="co11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number-columns-repeated="2" table:default-cell-style-name="ce1"/>
        <table:table-column table:style-name="co32" table:default-cell-style-name="ce1"/>
        <table:table-column table:style-name="co33" table:default-cell-style-name="ce1"/>
        <table:table-column table:style-name="co34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</text:p>
          </table:table-cell>
          <table:table-cell office:value-type="string" table:style-name="ce2">
            <text:p>Payroll staff; AO/AA; Headcount</text:p>
          </table:table-cell>
          <table:table-cell office:value-type="string" table:style-name="ce2">
            <text:p>Payroll staff; AO/AA; Full-time equivalent</text:p>
          </table:table-cell>
          <table:table-cell office:value-type="string" table:style-name="ce2">
            <text:p>Payroll staff; EO; Headcount</text:p>
          </table:table-cell>
          <table:table-cell office:value-type="string" table:style-name="ce2">
            <text:p>Payroll staff; EO; Full-time equivalent</text:p>
          </table:table-cell>
          <table:table-cell office:value-type="string" table:style-name="ce2">
            <text:p>Payroll staff; SEO/HEO; Headcount</text:p>
          </table:table-cell>
          <table:table-cell office:value-type="string" table:style-name="ce2">
            <text:p>Payroll staff; SEO/HEO; Full-time equivalent</text:p>
          </table:table-cell>
          <table:table-cell office:value-type="string" table:style-name="ce2">
            <text:p>Payroll staff; Grade 6/7; Headcount</text:p>
          </table:table-cell>
          <table:table-cell office:value-type="string" table:style-name="ce2">
            <text:p>Payroll staff; Grade 6/7; Full-time equivalent</text:p>
          </table:table-cell>
          <table:table-cell office:value-type="string" table:style-name="ce2">
            <text:p>Payroll staff; SCS; Headcount</text:p>
          </table:table-cell>
          <table:table-cell office:value-type="string" table:style-name="ce2">
            <text:p>Payroll staff; SCS; Full-time equivalent</text:p>
          </table:table-cell>
          <table:table-cell office:value-type="string" table:style-name="ce2">
            <text:p>Payroll staff; Other, unknown, unspecified; Headcount</text:p>
          </table:table-cell>
          <table:table-cell office:value-type="string" table:style-name="ce2">
            <text:p>Payroll staff; Other, unknown, unspecified; Full-time equivalent</text:p>
          </table:table-cell>
          <table:table-cell office:value-type="string" table:style-name="ce2">
            <text:p>Payroll staff; Total; Headcount</text:p>
          </table:table-cell>
          <table:table-cell office:value-type="string" table:style-name="ce2">
            <text:p>Payroll staff; Total; Full-time equivalent</text:p>
          </table:table-cell>
          <table:table-cell office:value-type="string" table:style-name="ce2">
            <text:p>Non-payroll staff; Admin and Clerical; Headcount</text:p>
          </table:table-cell>
          <table:table-cell office:value-type="string" table:style-name="ce2">
            <text:p>Non-payroll staff; Admin and Clerical; Full-time equivalent</text:p>
          </table:table-cell>
          <table:table-cell office:value-type="string" table:style-name="ce2">
            <text:p>Non-payroll staff; Interim Managers &amp; Specialist Contractors &amp; Medical; Headcount</text:p>
          </table:table-cell>
          <table:table-cell office:value-type="string" table:style-name="ce2">
            <text:p>Non-payroll staff; Interim Managers &amp; Specialist Contractors &amp; Medical; Full-time equivalent</text:p>
          </table:table-cell>
          <table:table-cell office:value-type="string" table:style-name="ce2">
            <text:p>Non-payroll staff; Other Contingent labour; Headcount</text:p>
          </table:table-cell>
          <table:table-cell office:value-type="string" table:style-name="ce2">
            <text:p>Non-payroll staff; Other Contingent labour; Full-time equivalent</text:p>
          </table:table-cell>
          <table:table-cell office:value-type="string" table:style-name="ce2">
            <text:p>Non-payroll staff; Total Contingent labour: Headcount</text:p>
          </table:table-cell>
          <table:table-cell office:value-type="string" table:style-name="ce2">
            <text:p>Non-payroll staff; Total Contingent labour: Full-time equivalent</text:p>
          </table:table-cell>
          <table:table-cell office:value-type="string" table:style-name="ce2">
            <text:p>Non-payroll staff; Consultancy; Number of Contracts</text:p>
          </table:table-cell>
          <table:table-cell office:value-type="string" table:style-name="ce2">
            <text:p>Grand Total (workforce numbers); Headcount</text:p>
          </table:table-cell>
          <table:table-cell office:value-type="string" table:style-name="ce2">
            <text:p>Grand Total (workforce numbers); Full-time equivalent</text:p>
          </table:table-cell>
          <table:table-cell office:value-type="string" table:style-name="ce2">
            <text:p>Payroll staff costs; Salary</text:p>
          </table:table-cell>
          <table:table-cell office:value-type="string" table:style-name="ce2">
            <text:p>Payroll staff costs; Allowances</text:p>
          </table:table-cell>
          <table:table-cell office:value-type="string" table:style-name="ce2">
            <text:p>Payroll staff costs; Non-consolidated performance payments</text:p>
          </table:table-cell>
          <table:table-cell office:value-type="string" table:style-name="ce2">
            <text:p>Payroll staff costs; Overtime</text:p>
          </table:table-cell>
          <table:table-cell office:value-type="string" table:style-name="ce2">
            <text:p>Payroll staff costs; Employer pension contributions</text:p>
          </table:table-cell>
          <table:table-cell office:value-type="string" table:style-name="ce2">
            <text:p>Payroll staff costs; Employer national insurance contributions</text:p>
          </table:table-cell>
          <table:table-cell office:value-type="string" table:style-name="ce2">
            <text:p>Payroll staff costs; Total paybill</text:p>
          </table:table-cell>
          <table:table-cell office:value-type="string" table:style-name="ce2">
            <text:p>Non-Payroll staff costs; Contingent labour</text:p>
          </table:table-cell>
          <table:table-cell office:value-type="string" table:style-name="ce2">
            <text:p>Non-Payroll staff costs; Consultancy</text:p>
          </table:table-cell>
          <table:table-cell office:value-type="string" table:style-name="ce2">
            <text:p>Non-Payroll staff costs; 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table:number-columns-repeated="16343" table:style-name="ce3"/>
        </table:table-row>
        <table:table-row table:style-name="ro2">
          <table:table-cell office:value-type="float" office:value="2022" table:style-name="ce4">
            <text:p>2022</text:p>
          </table:table-cell>
          <table:table-cell office:value-type="string" table:style-name="ce4">
            <text:p>October</text:p>
          </table:table-cell>
          <table:table-cell office:value-type="string" table:style-name="ce5">
            <text:p>Ministry of Defence</text:p>
          </table:table-cell>
          <table:table-cell office:value-type="string" table:style-name="ce6">
            <text:p>Ministerial Department</text:p>
          </table:table-cell>
          <table:table-cell office:value-type="string" table:style-name="ce16">
            <text:p>Ministry of Defence</text:p>
          </table:table-cell>
          <table:table-cell office:value-type="float" office:value="9154" table:content-validation-name="val2" table:style-name="ce17">
            <text:p>9154.00</text:p>
          </table:table-cell>
          <table:table-cell office:value-type="float" office:value="8677.4517144500242" table:content-validation-name="val1" table:style-name="ce18">
            <text:p>8677.45</text:p>
          </table:table-cell>
          <table:table-cell office:value-type="float" office:value="5904" table:content-validation-name="val2" table:style-name="ce17">
            <text:p>5904.00</text:p>
          </table:table-cell>
          <table:table-cell office:value-type="float" office:value="5736.9469584000035" table:content-validation-name="val1" table:style-name="ce18">
            <text:p>5736.95</text:p>
          </table:table-cell>
          <table:table-cell office:value-type="float" office:value="11251" table:content-validation-name="val2" table:style-name="ce19">
            <text:p>11251.00</text:p>
          </table:table-cell>
          <table:table-cell office:value-type="float" office:value="10979.111293340015" table:content-validation-name="val1" table:style-name="ce20">
            <text:p>10979.11</text:p>
          </table:table-cell>
          <table:table-cell office:value-type="float" office:value="3031" table:content-validation-name="val2" table:style-name="ce19">
            <text:p>3031.00</text:p>
          </table:table-cell>
          <table:table-cell office:value-type="float" office:value="2985.7070582099991" table:content-validation-name="val1" table:style-name="ce20">
            <text:p>2985.71</text:p>
          </table:table-cell>
          <table:table-cell office:value-type="float" office:value="374" table:content-validation-name="val2" table:style-name="ce19">
            <text:p>374.00</text:p>
          </table:table-cell>
          <table:table-cell office:value-type="float" office:value="368.72999999999996" table:content-validation-name="val1" table:style-name="ce20">
            <text:p>368.73</text:p>
          </table:table-cell>
          <table:table-cell office:value-type="float" office:value="10507" table:content-validation-name="val2" table:style-name="ce19">
            <text:p>10507.00</text:p>
          </table:table-cell>
          <table:table-cell office:value-type="float" office:value="10012.226566910051" table:content-validation-name="val1" table:style-name="ce20">
            <text:p>10012.23</text:p>
          </table:table-cell>
          <table:table-cell office:value-type="float" office:value="40221" table:style-name="ce8">
            <text:p>40,221</text:p>
          </table:table-cell>
          <table:table-cell office:value-type="float" office:value="38760" table:style-name="ce8">
            <text:p>38,760</text:p>
          </table:table-cell>
          <table:table-cell office:value-type="float" office:value="27" table:content-validation-name="val4" table:style-name="ce21">
            <text:p>27</text:p>
          </table:table-cell>
          <table:table-cell office:value-type="float" office:value="26.05" table:content-validation-name="val1" table:style-name="ce22">
            <text:p>26.05</text:p>
          </table:table-cell>
          <table:table-cell office:value-type="float" office:value="322" table:content-validation-name="val4" table:style-name="ce21">
            <text:p>322</text:p>
          </table:table-cell>
          <table:table-cell office:value-type="float" office:value="317.79000000000002" table:content-validation-name="val1" table:style-name="ce22">
            <text:p>317.79</text:p>
          </table:table-cell>
          <table:table-cell office:value-type="float" office:value="791" table:content-validation-name="val1" table:style-name="ce22">
            <text:p>791.00</text:p>
          </table:table-cell>
          <table:table-cell office:value-type="float" office:value="789.7" table:content-validation-name="val3" table:style-name="ce23">
            <text:p>789.70</text:p>
          </table:table-cell>
          <table:table-cell office:value-type="float" office:value="1140" table:style-name="ce9">
            <text:p>1140</text:p>
          </table:table-cell>
          <table:table-cell office:value-type="float" office:value="1134" table:style-name="ce9">
            <text:p>1134</text:p>
          </table:table-cell>
          <table:table-cell office:value-type="float" office:value="0" table:content-validation-name="val5" table:style-name="ce10">
            <text:p>0.00</text:p>
          </table:table-cell>
          <table:table-cell office:value-type="float" office:value="41361" table:style-name="ce8">
            <text:p>41,361</text:p>
          </table:table-cell>
          <table:table-cell office:value-type="float" office:value="39894" table:style-name="ce8">
            <text:p>39,894</text:p>
          </table:table-cell>
          <table:table-cell office:value-type="currency" office:value="167730681.77000001" table:content-validation-name="val6" table:style-name="ce11">
            <text:p>£167,730,681.77</text:p>
          </table:table-cell>
          <table:table-cell office:value-type="currency" office:value="0" table:content-validation-name="val6" table:style-name="ce11">
            <text:p>£0.00</text:p>
          </table:table-cell>
          <table:table-cell office:value-type="currency" office:value="0" table:content-validation-name="val6" table:style-name="ce11">
            <text:p>£0.00</text:p>
          </table:table-cell>
          <table:table-cell office:value-type="currency" office:value="6313285.25" table:content-validation-name="val6" table:style-name="ce11">
            <text:p>£6,313,285.25</text:p>
          </table:table-cell>
          <table:table-cell office:value-type="currency" office:value="37712813.240000002" table:content-validation-name="val6" table:style-name="ce11">
            <text:p>£37,712,813.24</text:p>
          </table:table-cell>
          <table:table-cell office:value-type="currency" office:value="18916903.16" table:content-validation-name="val6" table:style-name="ce11">
            <text:p>£18,916,903.16</text:p>
          </table:table-cell>
          <table:table-cell office:value-type="currency" office:value="230673683.41999999" table:style-name="ce12">
            <text:p>£230,673,683.42</text:p>
          </table:table-cell>
          <table:table-cell office:value-type="currency" office:value="14771360.779999999" table:content-validation-name="val6" table:style-name="ce13">
            <text:p>£14,771,360.78</text:p>
          </table:table-cell>
          <table:table-cell office:value-type="currency" office:value="6011815.1900000004" table:content-validation-name="val6" table:style-name="ce13">
            <text:p>£6,011,815.19</text:p>
          </table:table-cell>
          <table:table-cell office:value-type="currency" office:value="20783175.969999999" table:style-name="ce14">
            <text:p>£20,783,175.97</text:p>
          </table:table-cell>
          <table:table-cell office:value-type="currency" office:value="251456859.38999999" table:style-name="ce12">
            <text:p>£251,456,859.39</text:p>
          </table:table-cell>
          <table:table-cell table:number-columns-repeated="16343"/>
        </table:table-row>
        <table:table-row table:style-name="ro2">
          <table:table-cell office:value-type="float" office:value="2022" table:style-name="ce15">
            <text:p>2022</text:p>
          </table:table-cell>
          <table:table-cell office:value-type="string" table:style-name="ce15">
            <text:p>October</text:p>
          </table:table-cell>
          <table:table-cell office:value-type="string" table:style-name="ce6">
            <text:p>Defence Equipment and Support</text:p>
          </table:table-cell>
          <table:table-cell office:value-type="string" table:style-name="ce6">
            <text:p>Executive Agency</text:p>
          </table:table-cell>
          <table:table-cell office:value-type="string" table:style-name="ce16">
            <text:p>Ministry of Defence</text:p>
          </table:table-cell>
          <table:table-cell office:value-type="float" office:value="0" table:content-validation-name="val2" table:style-name="ce17">
            <text:p>0.00</text:p>
          </table:table-cell>
          <table:table-cell office:value-type="float" office:value="0" table:content-validation-name="val1" table:style-name="ce18">
            <text:p>0.00</text:p>
          </table:table-cell>
          <table:table-cell office:value-type="float" office:value="0" table:content-validation-name="val2" table:style-name="ce17">
            <text:p>0.00</text:p>
          </table:table-cell>
          <table:table-cell office:value-type="float" office:value="0" table:content-validation-name="val1" table:style-name="ce18">
            <text:p>0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11533" table:content-validation-name="val2" table:style-name="ce19">
            <text:p>11533.00</text:p>
          </table:table-cell>
          <table:table-cell office:value-type="float" office:value="11142.223527110005" table:content-validation-name="val1" table:style-name="ce20">
            <text:p>11142.22</text:p>
          </table:table-cell>
          <table:table-cell office:value-type="float" office:value="11533" table:style-name="ce8">
            <text:p>11,533</text:p>
          </table:table-cell>
          <table:table-cell office:value-type="float" office:value="11142" table:style-name="ce8">
            <text:p>11,142</text:p>
          </table:table-cell>
          <table:table-cell office:value-type="float" office:value="0" table:content-validation-name="val4" table:style-name="ce21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3" table:content-validation-name="val4" table:style-name="ce21">
            <text:p>3</text:p>
          </table:table-cell>
          <table:table-cell office:value-type="float" office:value="3" table:content-validation-name="val1" table:style-name="ce22">
            <text:p>3.00</text:p>
          </table:table-cell>
          <table:table-cell office:value-type="float" office:value="357" table:content-validation-name="val1" table:style-name="ce22">
            <text:p>357.00</text:p>
          </table:table-cell>
          <table:table-cell office:value-type="float" office:value="356.65" table:content-validation-name="val3" table:style-name="ce23">
            <text:p>356.65</text:p>
          </table:table-cell>
          <table:table-cell office:value-type="float" office:value="360" table:style-name="ce9">
            <text:p>360</text:p>
          </table:table-cell>
          <table:table-cell office:value-type="float" office:value="360" table:style-name="ce9">
            <text:p>360</text:p>
          </table:table-cell>
          <table:table-cell office:value-type="float" office:value="0" table:content-validation-name="val5" table:style-name="ce10">
            <text:p>0.00</text:p>
          </table:table-cell>
          <table:table-cell office:value-type="float" office:value="11893" table:style-name="ce8">
            <text:p>11,893</text:p>
          </table:table-cell>
          <table:table-cell office:value-type="float" office:value="11502" table:style-name="ce8">
            <text:p>11,502</text:p>
          </table:table-cell>
          <table:table-cell office:value-type="currency" office:value="35588712.329999998" table:content-validation-name="val6" table:style-name="ce11">
            <text:p>£35,588,712.33</text:p>
          </table:table-cell>
          <table:table-cell office:value-type="currency" office:value="0" table:content-validation-name="val6" table:style-name="ce11">
            <text:p>£0.00</text:p>
          </table:table-cell>
          <table:table-cell office:value-type="currency" office:value="0" table:content-validation-name="val6" table:style-name="ce11">
            <text:p>£0.00</text:p>
          </table:table-cell>
          <table:table-cell office:value-type="currency" office:value="685978.1" table:content-validation-name="val6" table:style-name="ce11">
            <text:p>£685,978.10</text:p>
          </table:table-cell>
          <table:table-cell office:value-type="currency" office:value="9106331.3699999992" table:content-validation-name="val6" table:style-name="ce11">
            <text:p>£9,106,331.37</text:p>
          </table:table-cell>
          <table:table-cell office:value-type="currency" office:value="3891638.11" table:content-validation-name="val6" table:style-name="ce11">
            <text:p>£3,891,638.11</text:p>
          </table:table-cell>
          <table:table-cell office:value-type="currency" office:value="49272659.909999996" table:style-name="ce12">
            <text:p>£49,272,659.91</text:p>
          </table:table-cell>
          <table:table-cell office:value-type="currency" office:value="10083811.35" table:content-validation-name="val6" table:style-name="ce13">
            <text:p>£10,083,811.35</text:p>
          </table:table-cell>
          <table:table-cell office:value-type="currency" office:value="666926.37" table:content-validation-name="val6" table:style-name="ce13">
            <text:p>£666,926.37</text:p>
          </table:table-cell>
          <table:table-cell office:value-type="currency" office:value="10750737.720000001" table:style-name="ce12">
            <text:p>£10,750,737.72</text:p>
          </table:table-cell>
          <table:table-cell office:value-type="currency" office:value="60023397.630000003" table:style-name="ce12">
            <text:p>£60,023,397.63</text:p>
          </table:table-cell>
          <table:table-cell table:number-columns-repeated="16343"/>
        </table:table-row>
        <table:table-row table:style-name="ro3">
          <table:table-cell office:value-type="float" office:value="2022" table:style-name="ce15">
            <text:p>2022</text:p>
          </table:table-cell>
          <table:table-cell office:value-type="string" table:style-name="ce15">
            <text:p>October</text:p>
          </table:table-cell>
          <table:table-cell office:value-type="string" table:style-name="ce6">
            <text:p>Defence Electronics and Components Agency</text:p>
          </table:table-cell>
          <table:table-cell office:value-type="string" table:style-name="ce6">
            <text:p>Executive Agency</text:p>
          </table:table-cell>
          <table:table-cell office:value-type="string" table:style-name="ce16">
            <text:p>Ministry of Defence</text:p>
          </table:table-cell>
          <table:table-cell office:value-type="float" office:value="91" table:content-validation-name="val2" table:style-name="ce17">
            <text:p>91.00</text:p>
          </table:table-cell>
          <table:table-cell office:value-type="float" office:value="85.67" table:content-validation-name="val1" table:style-name="ce18">
            <text:p>85.67</text:p>
          </table:table-cell>
          <table:table-cell office:value-type="float" office:value="245" table:content-validation-name="val2" table:style-name="ce17">
            <text:p>245.00</text:p>
          </table:table-cell>
          <table:table-cell office:value-type="float" office:value="224.83" table:content-validation-name="val1" table:style-name="ce18">
            <text:p>224.83</text:p>
          </table:table-cell>
          <table:table-cell office:value-type="float" office:value="93" table:content-validation-name="val2" table:style-name="ce19">
            <text:p>93.00</text:p>
          </table:table-cell>
          <table:table-cell office:value-type="float" office:value="92.32" table:content-validation-name="val1" table:style-name="ce20">
            <text:p>92.32</text:p>
          </table:table-cell>
          <table:table-cell office:value-type="float" office:value="14" table:content-validation-name="val2" table:style-name="ce19">
            <text:p>14.00</text:p>
          </table:table-cell>
          <table:table-cell office:value-type="float" office:value="13.42" table:content-validation-name="val1" table:style-name="ce20">
            <text:p>13.42</text:p>
          </table:table-cell>
          <table:table-cell office:value-type="float" office:value="1" table:content-validation-name="val2" table:style-name="ce19">
            <text:p>1.00</text:p>
          </table:table-cell>
          <table:table-cell office:value-type="float" office:value="1" table:content-validation-name="val1" table:style-name="ce20">
            <text:p>1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444" table:style-name="ce9">
            <text:p>444</text:p>
          </table:table-cell>
          <table:table-cell office:value-type="float" office:value="417" table:style-name="ce9">
            <text:p>417</text:p>
          </table:table-cell>
          <table:table-cell office:value-type="float" office:value="15" table:content-validation-name="val4" table:style-name="ce21">
            <text:p>15</text:p>
          </table:table-cell>
          <table:table-cell office:value-type="float" office:value="15" table:content-validation-name="val1" table:style-name="ce22">
            <text:p>15.00</text:p>
          </table:table-cell>
          <table:table-cell office:value-type="float" office:value="0" table:content-validation-name="val4" table:style-name="ce21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12" table:content-validation-name="val1" table:style-name="ce22">
            <text:p>12.00</text:p>
          </table:table-cell>
          <table:table-cell office:value-type="float" office:value="12" table:content-validation-name="val3" table:style-name="ce23">
            <text:p>12.00</text:p>
          </table:table-cell>
          <table:table-cell office:value-type="float" office:value="27" table:style-name="ce9">
            <text:p>27</text:p>
          </table:table-cell>
          <table:table-cell office:value-type="float" office:value="27" table:style-name="ce9">
            <text:p>27</text:p>
          </table:table-cell>
          <table:table-cell office:value-type="float" office:value="0" table:content-validation-name="val5" table:style-name="ce10">
            <text:p>0.00</text:p>
          </table:table-cell>
          <table:table-cell office:value-type="float" office:value="471" table:style-name="ce9">
            <text:p>471</text:p>
          </table:table-cell>
          <table:table-cell office:value-type="float" office:value="444" table:style-name="ce9">
            <text:p>444</text:p>
          </table:table-cell>
          <table:table-cell office:value-type="currency" office:value="1005188.81" table:content-validation-name="val6" table:style-name="ce11">
            <text:p>£1,005,188.81</text:p>
          </table:table-cell>
          <table:table-cell office:value-type="currency" office:value="43796.62" table:content-validation-name="val6" table:style-name="ce11">
            <text:p>£43,796.62</text:p>
          </table:table-cell>
          <table:table-cell office:value-type="currency" office:value="2700" table:content-validation-name="val6" table:style-name="ce11">
            <text:p>£2,700.00</text:p>
          </table:table-cell>
          <table:table-cell office:value-type="currency" office:value="40121.089999999997" table:content-validation-name="val6" table:style-name="ce11">
            <text:p>£40,121.09</text:p>
          </table:table-cell>
          <table:table-cell office:value-type="currency" office:value="283937.91999999998" table:content-validation-name="val6" table:style-name="ce11">
            <text:p>£283,937.92</text:p>
          </table:table-cell>
          <table:table-cell office:value-type="currency" office:value="110179.97" table:content-validation-name="val6" table:style-name="ce11">
            <text:p>£110,179.97</text:p>
          </table:table-cell>
          <table:table-cell office:value-type="currency" office:value="1485924.41" table:style-name="ce12">
            <text:p>£1,485,924.41</text:p>
          </table:table-cell>
          <table:table-cell office:value-type="currency" office:value="72332.210000000006" table:content-validation-name="val6" table:style-name="ce13">
            <text:p>£72,332.21</text:p>
          </table:table-cell>
          <table:table-cell office:value-type="currency" office:value="0" table:content-validation-name="val6" table:style-name="ce13">
            <text:p>£0.00</text:p>
          </table:table-cell>
          <table:table-cell office:value-type="currency" office:value="72332.210000000006" table:style-name="ce12">
            <text:p>£72,332.21</text:p>
          </table:table-cell>
          <table:table-cell office:value-type="currency" office:value="1558256.62" table:style-name="ce12">
            <text:p>£1,558,256.62</text:p>
          </table:table-cell>
          <table:table-cell table:number-columns-repeated="16343"/>
        </table:table-row>
        <table:table-row table:style-name="ro3">
          <table:table-cell office:value-type="float" office:value="2022" table:style-name="ce15">
            <text:p>2022</text:p>
          </table:table-cell>
          <table:table-cell office:value-type="string" table:style-name="ce15">
            <text:p>October</text:p>
          </table:table-cell>
          <table:table-cell office:value-type="string" table:style-name="ce6">
            <text:p>Defence Science and Technology Laboratory</text:p>
          </table:table-cell>
          <table:table-cell office:value-type="string" table:style-name="ce6">
            <text:p>Executive Agency</text:p>
          </table:table-cell>
          <table:table-cell office:value-type="string" table:style-name="ce16">
            <text:p>Ministry of Defence</text:p>
          </table:table-cell>
          <table:table-cell office:value-type="float" office:value="177" table:content-validation-name="val2" table:style-name="ce17">
            <text:p>177.00</text:p>
          </table:table-cell>
          <table:table-cell office:value-type="float" office:value="166.71" table:content-validation-name="val1" table:style-name="ce18">
            <text:p>166.71</text:p>
          </table:table-cell>
          <table:table-cell office:value-type="float" office:value="276" table:content-validation-name="val2" table:style-name="ce17">
            <text:p>276.00</text:p>
          </table:table-cell>
          <table:table-cell office:value-type="float" office:value="261.32" table:content-validation-name="val1" table:style-name="ce18">
            <text:p>261.32</text:p>
          </table:table-cell>
          <table:table-cell office:value-type="float" office:value="2324" table:content-validation-name="val2" table:style-name="ce19">
            <text:p>2324.00</text:p>
          </table:table-cell>
          <table:table-cell office:value-type="float" office:value="2244.2600000000002" table:content-validation-name="val1" table:style-name="ce20">
            <text:p>2244.26</text:p>
          </table:table-cell>
          <table:table-cell office:value-type="float" office:value="2143" table:content-validation-name="val2" table:style-name="ce19">
            <text:p>2143.00</text:p>
          </table:table-cell>
          <table:table-cell office:value-type="float" office:value="2003.7" table:content-validation-name="val1" table:style-name="ce20">
            <text:p>2003.70</text:p>
          </table:table-cell>
          <table:table-cell office:value-type="float" office:value="44" table:content-validation-name="val2" table:style-name="ce19">
            <text:p>44.00</text:p>
          </table:table-cell>
          <table:table-cell office:value-type="float" office:value="36.799999999999997" table:content-validation-name="val1" table:style-name="ce20">
            <text:p>36.8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4964" table:style-name="ce8">
            <text:p>4,964</text:p>
          </table:table-cell>
          <table:table-cell office:value-type="float" office:value="4713" table:style-name="ce8">
            <text:p>4,713</text:p>
          </table:table-cell>
          <table:table-cell office:value-type="float" office:value="0" table:content-validation-name="val4" table:style-name="ce21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199" table:content-validation-name="val4" table:style-name="ce21">
            <text:p>199</text:p>
          </table:table-cell>
          <table:table-cell office:value-type="float" office:value="190.2" table:content-validation-name="val1" table:style-name="ce22">
            <text:p>190.2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3" table:style-name="ce23">
            <text:p>0.00</text:p>
          </table:table-cell>
          <table:table-cell office:value-type="float" office:value="199" table:style-name="ce9">
            <text:p>199</text:p>
          </table:table-cell>
          <table:table-cell office:value-type="float" office:value="190" table:style-name="ce9">
            <text:p>190</text:p>
          </table:table-cell>
          <table:table-cell office:value-type="float" office:value="0" table:content-validation-name="val5" table:style-name="ce10">
            <text:p>0.00</text:p>
          </table:table-cell>
          <table:table-cell office:value-type="float" office:value="5163" table:style-name="ce8">
            <text:p>5,163</text:p>
          </table:table-cell>
          <table:table-cell office:value-type="float" office:value="4903" table:style-name="ce8">
            <text:p>4,903</text:p>
          </table:table-cell>
          <table:table-cell office:value-type="currency" office:value="16110870.99" table:content-validation-name="val6" table:style-name="ce11">
            <text:p>£16,110,870.99</text:p>
          </table:table-cell>
          <table:table-cell office:value-type="currency" office:value="210057.52" table:content-validation-name="val6" table:style-name="ce11">
            <text:p>£210,057.52</text:p>
          </table:table-cell>
          <table:table-cell office:value-type="currency" office:value="263550" table:content-validation-name="val6" table:style-name="ce11">
            <text:p>£263,550.00</text:p>
          </table:table-cell>
          <table:table-cell office:value-type="currency" office:value="608533.14" table:content-validation-name="val6" table:style-name="ce11">
            <text:p>£608,533.14</text:p>
          </table:table-cell>
          <table:table-cell office:value-type="currency" office:value="4387168.32" table:content-validation-name="val6" table:style-name="ce11">
            <text:p>£4,387,168.32</text:p>
          </table:table-cell>
          <table:table-cell office:value-type="currency" office:value="1967338.27" table:content-validation-name="val6" table:style-name="ce11">
            <text:p>£1,967,338.27</text:p>
          </table:table-cell>
          <table:table-cell office:value-type="currency" office:value="23547518.239999998" table:style-name="ce12">
            <text:p>£23,547,518.24</text:p>
          </table:table-cell>
          <table:table-cell office:value-type="currency" office:value="2585675.66" table:content-validation-name="val6" table:style-name="ce13">
            <text:p>£2,585,675.66</text:p>
          </table:table-cell>
          <table:table-cell office:value-type="currency" office:value="0" table:content-validation-name="val6" table:style-name="ce13">
            <text:p>£0.00</text:p>
          </table:table-cell>
          <table:table-cell office:value-type="currency" office:value="2585675.66" table:style-name="ce12">
            <text:p>£2,585,675.66</text:p>
          </table:table-cell>
          <table:table-cell office:value-type="currency" office:value="26133193.899999999" table:style-name="ce12">
            <text:p>£26,133,193.90</text:p>
          </table:table-cell>
          <table:table-cell table:number-columns-repeated="16343"/>
        </table:table-row>
        <table:table-row table:style-name="ro2">
          <table:table-cell office:value-type="float" office:value="2022" table:style-name="ce15">
            <text:p>2022</text:p>
          </table:table-cell>
          <table:table-cell office:value-type="string" table:style-name="ce15">
            <text:p>October</text:p>
          </table:table-cell>
          <table:table-cell office:value-type="string" table:style-name="ce6">
            <text:p>National Museum of the Royal Navy</text:p>
          </table:table-cell>
          <table:table-cell office:value-type="string" table:style-name="ce6">
            <text:p>Executive Non-Departmental Public Body</text:p>
          </table:table-cell>
          <table:table-cell office:value-type="string" table:style-name="ce16">
            <text:p>Ministry of Defence</text:p>
          </table:table-cell>
          <table:table-cell office:value-type="float" office:value="0" table:content-validation-name="val2" table:style-name="ce17">
            <text:p>0.00</text:p>
          </table:table-cell>
          <table:table-cell office:value-type="float" office:value="0" table:content-validation-name="val1" table:style-name="ce18">
            <text:p>0.00</text:p>
          </table:table-cell>
          <table:table-cell office:value-type="float" office:value="0" table:content-validation-name="val2" table:style-name="ce17">
            <text:p>0.00</text:p>
          </table:table-cell>
          <table:table-cell office:value-type="float" office:value="0" table:content-validation-name="val1" table:style-name="ce18">
            <text:p>0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content-validation-name="val4" table:style-name="ce21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4" table:style-name="ce21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3" table:style-name="ce23">
            <text:p>0.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content-validation-name="val5" table:style-name="ce10">
            <text:p>0.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currency" office:value="0" table:content-validation-name="val6" table:style-name="ce11">
            <text:p>£0.00</text:p>
          </table:table-cell>
          <table:table-cell office:value-type="currency" office:value="0" table:content-validation-name="val6" table:style-name="ce11">
            <text:p>£0.00</text:p>
          </table:table-cell>
          <table:table-cell office:value-type="currency" office:value="0" table:content-validation-name="val6" table:style-name="ce11">
            <text:p>£0.00</text:p>
          </table:table-cell>
          <table:table-cell office:value-type="currency" office:value="0" table:content-validation-name="val6" table:style-name="ce11">
            <text:p>£0.00</text:p>
          </table:table-cell>
          <table:table-cell office:value-type="currency" office:value="0" table:content-validation-name="val6" table:style-name="ce11">
            <text:p>£0.00</text:p>
          </table:table-cell>
          <table:table-cell office:value-type="currency" office:value="0" table:content-validation-name="val6" table:style-name="ce11">
            <text:p>£0.00</text:p>
          </table:table-cell>
          <table:table-cell office:value-type="currency" office:value="0" table:style-name="ce12">
            <text:p>£0.00</text:p>
          </table:table-cell>
          <table:table-cell office:value-type="currency" office:value="0" table:content-validation-name="val6" table:style-name="ce13">
            <text:p>£0.00</text:p>
          </table:table-cell>
          <table:table-cell office:value-type="currency" office:value="0" table:content-validation-name="val6" table:style-name="ce13">
            <text:p>£0.00</text:p>
          </table:table-cell>
          <table:table-cell office:value-type="currency" office:value="0" table:style-name="ce12">
            <text:p>£0.00</text:p>
          </table:table-cell>
          <table:table-cell office:value-type="currency" office:value="0" table:style-name="ce12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15">
            <text:p>2022</text:p>
          </table:table-cell>
          <table:table-cell office:value-type="string" table:style-name="ce15">
            <text:p>October</text:p>
          </table:table-cell>
          <table:table-cell office:value-type="string" table:style-name="ce6">
            <text:p>National Army Museum</text:p>
          </table:table-cell>
          <table:table-cell office:value-type="string" table:style-name="ce6">
            <text:p>Executive Non-Departmental Public Body</text:p>
          </table:table-cell>
          <table:table-cell office:value-type="string" table:style-name="ce16">
            <text:p>Ministry of Defence</text:p>
          </table:table-cell>
          <table:table-cell office:value-type="float" office:value="34" table:content-validation-name="val2" table:style-name="ce17">
            <text:p>34.00</text:p>
          </table:table-cell>
          <table:table-cell office:value-type="float" office:value="28.65" table:content-validation-name="val1" table:style-name="ce18">
            <text:p>28.65</text:p>
          </table:table-cell>
          <table:table-cell office:value-type="float" office:value="21" table:content-validation-name="val2" table:style-name="ce17">
            <text:p>21.00</text:p>
          </table:table-cell>
          <table:table-cell office:value-type="float" office:value="19.68" table:content-validation-name="val1" table:style-name="ce18">
            <text:p>19.68</text:p>
          </table:table-cell>
          <table:table-cell office:value-type="float" office:value="26" table:content-validation-name="val2" table:style-name="ce19">
            <text:p>26.00</text:p>
          </table:table-cell>
          <table:table-cell office:value-type="float" office:value="24.53" table:content-validation-name="val1" table:style-name="ce20">
            <text:p>24.53</text:p>
          </table:table-cell>
          <table:table-cell office:value-type="float" office:value="4" table:content-validation-name="val2" table:style-name="ce19">
            <text:p>4.00</text:p>
          </table:table-cell>
          <table:table-cell office:value-type="float" office:value="4" table:content-validation-name="val1" table:style-name="ce20">
            <text:p>4.00</text:p>
          </table:table-cell>
          <table:table-cell office:value-type="float" office:value="1" table:content-validation-name="val2" table:style-name="ce19">
            <text:p>1.00</text:p>
          </table:table-cell>
          <table:table-cell office:value-type="float" office:value="1" table:content-validation-name="val1" table:style-name="ce20">
            <text:p>1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86" table:style-name="ce9">
            <text:p>86</text:p>
          </table:table-cell>
          <table:table-cell office:value-type="float" office:value="78" table:style-name="ce9">
            <text:p>78</text:p>
          </table:table-cell>
          <table:table-cell office:value-type="float" office:value="0" table:content-validation-name="val4" table:style-name="ce21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4" table:style-name="ce21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3" table:style-name="ce23">
            <text:p>0.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content-validation-name="val5" table:style-name="ce10">
            <text:p>0.00</text:p>
          </table:table-cell>
          <table:table-cell office:value-type="float" office:value="86" table:style-name="ce9">
            <text:p>86</text:p>
          </table:table-cell>
          <table:table-cell office:value-type="float" office:value="78" table:style-name="ce9">
            <text:p>78</text:p>
          </table:table-cell>
          <table:table-cell office:value-type="currency" office:value="268987.21999999997" table:content-validation-name="val6" table:style-name="ce11">
            <text:p>£268,987.22</text:p>
          </table:table-cell>
          <table:table-cell office:value-type="currency" office:value="0" table:content-validation-name="val6" table:style-name="ce11">
            <text:p>£0.00</text:p>
          </table:table-cell>
          <table:table-cell office:value-type="currency" office:value="0" table:content-validation-name="val6" table:style-name="ce11">
            <text:p>£0.00</text:p>
          </table:table-cell>
          <table:table-cell office:value-type="currency" office:value="0" table:content-validation-name="val6" table:style-name="ce11">
            <text:p>£0.00</text:p>
          </table:table-cell>
          <table:table-cell office:value-type="currency" office:value="25578.41" table:content-validation-name="val6" table:style-name="ce11">
            <text:p>£25,578.41</text:p>
          </table:table-cell>
          <table:table-cell office:value-type="currency" office:value="30613.759999999998" table:content-validation-name="val6" table:style-name="ce11">
            <text:p>£30,613.76</text:p>
          </table:table-cell>
          <table:table-cell office:value-type="currency" office:value="325179.39" table:style-name="ce12">
            <text:p>£325,179.39</text:p>
          </table:table-cell>
          <table:table-cell office:value-type="currency" office:value="0" table:content-validation-name="val6" table:style-name="ce13">
            <text:p>£0.00</text:p>
          </table:table-cell>
          <table:table-cell office:value-type="currency" office:value="0" table:content-validation-name="val6" table:style-name="ce13">
            <text:p>£0.00</text:p>
          </table:table-cell>
          <table:table-cell office:value-type="string" table:style-name="ce9">
            <text:p>£0,00</text:p>
          </table:table-cell>
          <table:table-cell office:value-type="currency" office:value="325179.39" table:style-name="ce12">
            <text:p>£325,179.39</text:p>
          </table:table-cell>
          <table:table-cell table:number-columns-repeated="16343"/>
        </table:table-row>
        <table:table-row table:style-name="ro2">
          <table:table-cell office:value-type="float" office:value="2022" table:style-name="ce15">
            <text:p>2022</text:p>
          </table:table-cell>
          <table:table-cell office:value-type="string" table:style-name="ce15">
            <text:p>October</text:p>
          </table:table-cell>
          <table:table-cell office:value-type="string" table:style-name="ce6">
            <text:p>Royal Air Force Museum</text:p>
          </table:table-cell>
          <table:table-cell office:value-type="string" table:style-name="ce6">
            <text:p>Executive Non-Departmental Public Body</text:p>
          </table:table-cell>
          <table:table-cell office:value-type="string" table:style-name="ce16">
            <text:p>Ministry of Defence</text:p>
          </table:table-cell>
          <table:table-cell office:value-type="float" office:value="83" table:content-validation-name="val2" table:style-name="ce17">
            <text:p>83.00</text:p>
          </table:table-cell>
          <table:table-cell office:value-type="float" office:value="64.41" table:content-validation-name="val1" table:style-name="ce18">
            <text:p>64.41</text:p>
          </table:table-cell>
          <table:table-cell office:value-type="float" office:value="73" table:content-validation-name="val2" table:style-name="ce17">
            <text:p>73.00</text:p>
          </table:table-cell>
          <table:table-cell office:value-type="float" office:value="69.2" table:content-validation-name="val1" table:style-name="ce18">
            <text:p>69.20</text:p>
          </table:table-cell>
          <table:table-cell office:value-type="float" office:value="31" table:content-validation-name="val2" table:style-name="ce19">
            <text:p>31.00</text:p>
          </table:table-cell>
          <table:table-cell office:value-type="float" office:value="30.83" table:content-validation-name="val1" table:style-name="ce20">
            <text:p>30.83</text:p>
          </table:table-cell>
          <table:table-cell office:value-type="float" office:value="17" table:content-validation-name="val2" table:style-name="ce19">
            <text:p>17.00</text:p>
          </table:table-cell>
          <table:table-cell office:value-type="float" office:value="16" table:content-validation-name="val1" table:style-name="ce20">
            <text:p>16.00</text:p>
          </table:table-cell>
          <table:table-cell office:value-type="float" office:value="4" table:content-validation-name="val2" table:style-name="ce19">
            <text:p>4.00</text:p>
          </table:table-cell>
          <table:table-cell office:value-type="float" office:value="4" table:content-validation-name="val1" table:style-name="ce20">
            <text:p>4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208" table:style-name="ce9">
            <text:p>208</text:p>
          </table:table-cell>
          <table:table-cell office:value-type="float" office:value="184" table:style-name="ce9">
            <text:p>184</text:p>
          </table:table-cell>
          <table:table-cell table:content-validation-name="val4" table:style-name="ce21"/>
          <table:table-cell table:content-validation-name="val1" table:style-name="ce22"/>
          <table:table-cell table:content-validation-name="val4" table:style-name="ce21"/>
          <table:table-cell table:content-validation-name="val1" table:style-name="ce22"/>
          <table:table-cell table:content-validation-name="val1" table:style-name="ce22"/>
          <table:table-cell table:content-validation-name="val3" table:style-name="ce23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content-validation-name="val5" table:style-name="ce10">
            <text:p>0.00</text:p>
          </table:table-cell>
          <table:table-cell office:value-type="float" office:value="208" table:style-name="ce9">
            <text:p>208</text:p>
          </table:table-cell>
          <table:table-cell office:value-type="float" office:value="184" table:style-name="ce9">
            <text:p>184</text:p>
          </table:table-cell>
          <table:table-cell office:value-type="currency" office:value="505613" table:content-validation-name="val6" table:style-name="ce11">
            <text:p>£505,613.00</text:p>
          </table:table-cell>
          <table:table-cell office:value-type="currency" office:value="0" table:content-validation-name="val6" table:style-name="ce11">
            <text:p>£0.00</text:p>
          </table:table-cell>
          <table:table-cell office:value-type="currency" office:value="0" table:content-validation-name="val6" table:style-name="ce11">
            <text:p>£0.00</text:p>
          </table:table-cell>
          <table:table-cell office:value-type="currency" office:value="2325" table:content-validation-name="val6" table:style-name="ce11">
            <text:p>£2,325.00</text:p>
          </table:table-cell>
          <table:table-cell office:value-type="currency" office:value="29376" table:content-validation-name="val6" table:style-name="ce11">
            <text:p>£29,376.00</text:p>
          </table:table-cell>
          <table:table-cell office:value-type="currency" office:value="52772" table:content-validation-name="val6" table:style-name="ce11">
            <text:p>£52,772.00</text:p>
          </table:table-cell>
          <table:table-cell office:value-type="currency" office:value="590086" table:style-name="ce12">
            <text:p>£590,086.00</text:p>
          </table:table-cell>
          <table:table-cell office:value-type="currency" office:value="0" table:content-validation-name="val6" table:style-name="ce13">
            <text:p>£0.00</text:p>
          </table:table-cell>
          <table:table-cell office:value-type="currency" office:value="0" table:content-validation-name="val6" table:style-name="ce13">
            <text:p>£0.00</text:p>
          </table:table-cell>
          <table:table-cell office:value-type="currency" office:value="0" table:style-name="ce12">
            <text:p>£0.00</text:p>
          </table:table-cell>
          <table:table-cell office:value-type="currency" office:value="590086" table:style-name="ce12">
            <text:p>£590,086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15">
            <text:p>2022</text:p>
          </table:table-cell>
          <table:table-cell office:value-type="string" table:style-name="ce15">
            <text:p>October</text:p>
          </table:table-cell>
          <table:table-cell office:value-type="string" table:style-name="ce6">
            <text:p>UK Hydrographic Office</text:p>
          </table:table-cell>
          <table:table-cell office:value-type="string" table:style-name="ce6">
            <text:p>Executive Agency</text:p>
          </table:table-cell>
          <table:table-cell office:value-type="string" table:style-name="ce16">
            <text:p>Ministry of Defence</text:p>
          </table:table-cell>
          <table:table-cell office:value-type="float" office:value="79" table:content-validation-name="val2" table:style-name="ce17">
            <text:p>79.00</text:p>
          </table:table-cell>
          <table:table-cell office:value-type="float" office:value="75.819999999999993" table:content-validation-name="val1" table:style-name="ce18">
            <text:p>75.82</text:p>
          </table:table-cell>
          <table:table-cell office:value-type="float" office:value="241" table:content-validation-name="val2" table:style-name="ce17">
            <text:p>241.00</text:p>
          </table:table-cell>
          <table:table-cell office:value-type="float" office:value="226.02" table:content-validation-name="val1" table:style-name="ce18">
            <text:p>226.02</text:p>
          </table:table-cell>
          <table:table-cell office:value-type="float" office:value="495" table:content-validation-name="val2" table:style-name="ce19">
            <text:p>495.00</text:p>
          </table:table-cell>
          <table:table-cell office:value-type="float" office:value="473.55" table:content-validation-name="val1" table:style-name="ce20">
            <text:p>473.55</text:p>
          </table:table-cell>
          <table:table-cell office:value-type="float" office:value="102" table:content-validation-name="val2" table:style-name="ce19">
            <text:p>102.00</text:p>
          </table:table-cell>
          <table:table-cell office:value-type="float" office:value="99.91" table:content-validation-name="val1" table:style-name="ce20">
            <text:p>99.91</text:p>
          </table:table-cell>
          <table:table-cell office:value-type="float" office:value="6" table:content-validation-name="val2" table:style-name="ce19">
            <text:p>6.00</text:p>
          </table:table-cell>
          <table:table-cell office:value-type="float" office:value="6" table:content-validation-name="val1" table:style-name="ce20">
            <text:p>6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923" table:style-name="ce9">
            <text:p>923</text:p>
          </table:table-cell>
          <table:table-cell office:value-type="float" office:value="881" table:style-name="ce9">
            <text:p>881</text:p>
          </table:table-cell>
          <table:table-cell office:value-type="float" office:value="9" table:content-validation-name="val4" table:style-name="ce21">
            <text:p>9</text:p>
          </table:table-cell>
          <table:table-cell office:value-type="float" office:value="8.43" table:content-validation-name="val1" table:style-name="ce22">
            <text:p>8.43</text:p>
          </table:table-cell>
          <table:table-cell office:value-type="float" office:value="56" table:content-validation-name="val4" table:style-name="ce21">
            <text:p>56</text:p>
          </table:table-cell>
          <table:table-cell office:value-type="float" office:value="55.6" table:content-validation-name="val1" table:style-name="ce22">
            <text:p>55.6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3" table:style-name="ce23">
            <text:p>0.00</text:p>
          </table:table-cell>
          <table:table-cell office:value-type="float" office:value="65" table:style-name="ce9">
            <text:p>65</text:p>
          </table:table-cell>
          <table:table-cell office:value-type="float" office:value="64" table:style-name="ce9">
            <text:p>64</text:p>
          </table:table-cell>
          <table:table-cell office:value-type="float" office:value="0" table:content-validation-name="val5" table:style-name="ce10">
            <text:p>0.00</text:p>
          </table:table-cell>
          <table:table-cell office:value-type="float" office:value="988" table:style-name="ce9">
            <text:p>988</text:p>
          </table:table-cell>
          <table:table-cell office:value-type="float" office:value="945" table:style-name="ce9">
            <text:p>945</text:p>
          </table:table-cell>
          <table:table-cell office:value-type="currency" office:value="2685637.85" table:content-validation-name="val6" table:style-name="ce11">
            <text:p>£2,685,637.85</text:p>
          </table:table-cell>
          <table:table-cell office:value-type="currency" office:value="67763.820000000007" table:content-validation-name="val6" table:style-name="ce11">
            <text:p>£67,763.82</text:p>
          </table:table-cell>
          <table:table-cell office:value-type="currency" office:value="6000" table:content-validation-name="val6" table:style-name="ce11">
            <text:p>£6,000.00</text:p>
          </table:table-cell>
          <table:table-cell office:value-type="currency" office:value="42437.75" table:content-validation-name="val6" table:style-name="ce11">
            <text:p>£42,437.75</text:p>
          </table:table-cell>
          <table:table-cell office:value-type="currency" office:value="739377.17" table:content-validation-name="val6" table:style-name="ce11">
            <text:p>£739,377.17</text:p>
          </table:table-cell>
          <table:table-cell office:value-type="currency" office:value="315530.05" table:content-validation-name="val6" table:style-name="ce11">
            <text:p>£315,530.05</text:p>
          </table:table-cell>
          <table:table-cell office:value-type="currency" office:value="3856746.64" table:style-name="ce12">
            <text:p>£3,856,746.64</text:p>
          </table:table-cell>
          <table:table-cell office:value-type="currency" office:value="690232" table:content-validation-name="val6" table:style-name="ce13">
            <text:p>£690,232.00</text:p>
          </table:table-cell>
          <table:table-cell office:value-type="currency" office:value="0" table:content-validation-name="val6" table:style-name="ce13">
            <text:p>£0.00</text:p>
          </table:table-cell>
          <table:table-cell office:value-type="currency" office:value="690232" table:style-name="ce12">
            <text:p>£690,232.00</text:p>
          </table:table-cell>
          <table:table-cell office:value-type="currency" office:value="4546978.6399999997" table:style-name="ce12">
            <text:p>£4,546,978.64</text:p>
          </table:table-cell>
          <table:table-cell table:number-columns-repeated="16343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cf1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Rayner, Lorraine C2 (ISS Des-CMI-IR Ops1a-KIM)</meta:initial-creator>
    <dc:creator>Rayner, Lorraine C2 (ISS Des-CMI-IR Ops1a-KIM)</dc:creator>
    <meta:creation-date>2023-08-09T08:06:10Z</meta:creation-date>
    <dc:date>2023-09-28T13:34:23Z</dc:date>
  </office:meta>
</office:document-meta>
</file>